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mparison" style:family="table">
      <style:table-properties style:width="17cm" table:align="margins"/>
    </style:style>
    <style:style style:name="Comparison.A" style:family="table-column">
      <style:table-column-properties style:column-width="4.251cm" style:rel-column-width="2409*"/>
    </style:style>
    <style:style style:name="Comparison.1" style:family="table-row">
      <style:table-row-properties style:min-row-height="1.169cm"/>
    </style:style>
    <style:style style:name="Comparison.A1" style:family="table-cell">
      <style:table-cell-properties fo:padding="0.097cm" fo:border-left="0.05pt solid #000000" fo:border-right="none" fo:border-top="0.05pt solid #000000" fo:border-bottom="0.05pt solid #000000"/>
    </style:style>
    <style:style style:name="Comparison.D1" style:family="table-cell">
      <style:table-cell-properties fo:padding="0.097cm" fo:border="0.05pt solid #000000"/>
    </style:style>
    <style:style style:name="Comparison.A2" style:family="table-cell">
      <style:table-cell-properties fo:padding="0.097cm" fo:border-left="0.05pt solid #000000" fo:border-right="none" fo:border-top="none" fo:border-bottom="0.05pt solid #000000"/>
    </style:style>
    <style:style style:name="Comparison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fo:font-size="12pt" fo:font-weight="bold" officeooo:rsid="00084f53" officeooo:paragraph-rsid="00084f53" style:font-size-asian="10.5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2pt" fo:font-weight="normal" officeooo:rsid="00084f53" officeooo:paragraph-rsid="00084f53" style:font-size-asian="10.5pt" style:font-weight-asian="normal" style:font-size-complex="12pt" style:font-weight-complex="normal"/>
    </style:style>
    <style:style style:name="P4" style:family="paragraph" style:parent-style-name="Standard">
      <style:text-properties officeooo:rsid="00075cf6" officeooo:paragraph-rsid="00075cf6"/>
    </style:style>
    <style:style style:name="P5" style:family="paragraph" style:parent-style-name="Standard">
      <style:text-properties officeooo:rsid="00075cf6" officeooo:paragraph-rsid="000def3e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75cf6" officeooo:paragraph-rsid="00075cf6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075cf6" officeooo:paragraph-rsid="000ebd2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075cf6" officeooo:paragraph-rsid="000cee2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5cf6" officeooo:paragraph-rsid="00075cf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5cf6" officeooo:paragraph-rsid="0013145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e2f" officeooo:paragraph-rsid="000cee2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e2f" officeooo:paragraph-rsid="000ebd2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e2f" officeooo:paragraph-rsid="0013145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ee2f" officeooo:paragraph-rsid="0014085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ebd2a" officeooo:paragraph-rsid="00131459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f59db" officeooo:paragraph-rsid="000f59db" style:font-size-asian="13.1000003814697pt" style:font-weight-asian="bold" style:font-size-complex="15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f59db" officeooo:paragraph-rsid="00131459" style:font-size-asian="13.1000003814697pt" style:font-weight-asian="bold" style:font-size-complex="15pt" style:font-weight-complex="bold"/>
    </style:style>
    <style:style style:name="P18" style:family="paragraph" style:parent-style-name="Standard">
      <style:paragraph-properties fo:text-align="center" style:justify-single-word="false" fo:break-before="page"/>
      <style:text-properties fo:font-size="15pt" fo:font-style="normal" style:text-underline-style="solid" style:text-underline-width="auto" style:text-underline-color="font-color" fo:font-weight="bold" officeooo:rsid="000cee2f" officeooo:paragraph-rsid="00131459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officeooo:rsid="000cee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hird Lab Session : Dynamic Programming</text:p>
      <text:p text:style-name="P9"/>
      <text:p text:style-name="P9"/>
      <text:p text:style-name="P9"/>
      <text:p text:style-name="P9"/>
      <text:p text:style-name="P9"/>
      <text:p text:style-name="P8"/>
      <text:p text:style-name="P18">Resource allocation problem :</text:p>
      <text:p text:style-name="P14"><text:tab/></text:p>
      <text:p text:style-name="P14">Which function has been used ?</text:p>
      <text:p text:style-name="P13"/>
      <text:p text:style-name="P13"/>
      <text:p text:style-name="P10"><text:span text:style-name="T1">How the problem has been solved ?</text:span></text:p>
      <text:p text:style-name="P9"/>
      <text:p text:style-name="P9"/>
      <text:p text:style-name="P9"/>
      <text:p text:style-name="P9"/>
      <text:p text:style-name="P7"/>
      <text:p text:style-name="P9"/>
      <text:p text:style-name="P9"/>
      <text:p text:style-name="P9"/>
      <text:p text:style-name="P17"/>
      <text:p text:style-name="P16"/>
      <text:p text:style-name="P16"/>
      <text:p text:style-name="P16"/>
      <text:p text:style-name="P16"/>
      <text:p text:style-name="P15">0-1 Knapsack Problem</text:p>
      <text:p text:style-name="P10"/>
      <text:p text:style-name="P13">Which function has been used ?</text:p>
      <text:p text:style-name="P13"/>
      <text:p text:style-name="P10"/>
      <text:p text:style-name="P10"><text:span text:style-name="T1">How the problem has been solved ?</text:span>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Comparison of the resolution methods for the 0-1 knapsack problem</text:p>
      <text:p text:style-name="P16"/>
      <text:p text:style-name="P9"/>
      <table:table table:name="Comparison" table:style-name="Comparison">
        <table:table-column table:style-name="Comparison.A" table:number-columns-repeated="4"/>
        <table:table-row table:style-name="Comparison.1">
          <table:table-cell table:style-name="Comparison.A1" office:value-type="string">
            <text:p text:style-name="P3">Criteria / Method</text:p>
          </table:table-cell>
          <table:table-cell table:style-name="Comparison.A1" office:value-type="string">
            <text:p text:style-name="P2">Linear Programming</text:p>
          </table:table-cell>
          <table:table-cell table:style-name="Comparison.A1" office:value-type="string">
            <text:p text:style-name="P2">Branch-and-Bound</text:p>
          </table:table-cell>
          <table:table-cell table:style-name="Comparison.D1" office:value-type="string">
            <text:p text:style-name="P2">Dynamic Programming</text:p>
          </table:table-cell>
        </table:table-row>
        <table:table-row table:style-name="Comparison.1">
          <table:table-cell table:style-name="Comparison.A2" office:value-type="string">
            <text:p text:style-name="P2">Objective Value</text:p>
          </table:table-cell>
          <table:table-cell table:style-name="Comparison.A2" office:value-type="string">
            <text:p text:style-name="P1"/>
          </table:table-cell>
          <table:table-cell table:style-name="Comparison.A2" office:value-type="string">
            <text:p text:style-name="P1"/>
          </table:table-cell>
          <table:table-cell table:style-name="Comparison.D2" office:value-type="string">
            <text:p text:style-name="P1"/>
          </table:table-cell>
        </table:table-row>
        <table:table-row table:style-name="Comparison.1">
          <table:table-cell table:style-name="Comparison.A2" office:value-type="string">
            <text:p text:style-name="P2">Computational Time</text:p>
          </table:table-cell>
          <table:table-cell table:style-name="Comparison.A2" office:value-type="string">
            <text:p text:style-name="P1"/>
          </table:table-cell>
          <table:table-cell table:style-name="Comparison.A2" office:value-type="string">
            <text:p text:style-name="P1"/>
          </table:table-cell>
          <table:table-cell table:style-name="Comparison.D2" office:value-type="string">
            <text:p text:style-name="P1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075cf6" officeooo:paragraph-rsid="000def3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HARLOT Rodolphe</text:p>
        <text:p text:style-name="MP1">GARNIER Antoin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6:23:01.587763304</meta:creation-date>
    <meta:generator>LibreOffice/4.2.8.2$Linux_X86_64 LibreOffice_project/420m0$Build-2</meta:generator>
    <dc:date>2016-02-05T16:39:10.769360431</dc:date>
    <meta:editing-duration>PT13M56S</meta:editing-duration>
    <meta:editing-cycles>13</meta:editing-cycles>
    <meta:document-statistic meta:table-count="1" meta:image-count="0" meta:object-count="0" meta:page-count="2" meta:paragraph-count="17" meta:word-count="65" meta:character-count="414" meta:non-whitespace-character-count="364"/>
  </office:meta>
</office:document-meta>
</file>